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20pt" style:font-size-asian="20pt" style:font-size-complex="20pt"/>
    </style:style>
    <style:style style:name="P3" style:family="paragraph" style:parent-style-name="Standard">
      <style:text-properties style:font-name="Courier" fo:font-size="16pt" style:font-size-asian="16pt" style:font-size-complex="16pt"/>
    </style:style>
    <style:style style:name="P4" style:family="paragraph" style:parent-style-name="Standard">
      <style:text-properties style:font-name="Courier" fo:font-size="16pt" fo:font-style="italic" style:font-size-asian="16pt" style:font-style-asian="italic" style:font-size-complex="16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tle 20pt</text:p>
      <text:p text:style-name="P1"/>
      <text:p text:style-name="P3">Text 16pt</text:p>
      <text:p text:style-name="P3"/>
      <text:p text:style-name="P4">Refrain 16pt</text:p>
      <text:p text:style-name="P3"/>
      <text:p text:style-name="P3"/>
      <text:p text:style-name="P3">Composer:</text:p>
      <text:p text:style-name="P3">Lyricist: </text:p>
      <text:p text:style-name="P3">Copyright:</text:p>
      <text:p text:style-name="P3">Year:</text:p>
      <text:p text:style-name="P3">Meter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07:58:30.975468861</meta:creation-date>
    <meta:editing-duration>P0D</meta:editing-duration>
    <meta:editing-cycles>1</meta:editing-cycles>
    <meta:generator>LibreOffice/6.2.8.2$MacOSX_X86_64 LibreOffice_project/f82ddfca21ebc1e222a662a32b25c0c9d20169ee</meta:generator>
    <meta:document-statistic meta:table-count="0" meta:image-count="0" meta:object-count="0" meta:page-count="1" meta:paragraph-count="8" meta:word-count="11" meta:character-count="72" meta:non-whitespace-character-count="67"/>
  </office:meta>
</office:document-meta>
</file>